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officeooo:rsid="0017c737" officeooo:paragraph-rsid="0017c737" style:font-name-asian="Times New Roman1" style:language-asian="es" style:country-asian="CL"/>
    </style:style>
    <style:style style:name="P4" style:family="paragraph" style:parent-style-name="HTML_20_Preformatted">
      <loext:graphic-properties draw:fill="solid" draw:fill-color="#ffffff"/>
      <style:paragraph-properties fo:background-color="#ffffff"/>
    </style:style>
    <style:style style:name="P5" style:family="paragraph" style:parent-style-name="HTML_20_Preformatted">
      <style:text-properties fo:color="#000000" fo:font-size="8pt" style:font-size-asian="8pt" style:font-size-complex="8pt"/>
    </style:style>
    <style:style style:name="P6" style:family="paragraph" style:parent-style-name="Heading_20_2">
      <style:paragraph-properties fo:break-before="page"/>
      <style:text-properties style:font-name-asian="Times New Roman1" style:language-asian="es" style:country-asian="CL"/>
    </style:style>
    <style:style style:name="P7" style:family="paragraph" style:parent-style-name="Heading_20_2">
      <style:text-properties style:font-name-asian="Times New Roman1" style:language-asian="es" style:country-asian="CL"/>
    </style:style>
    <style:style style:name="P8" style:family="paragraph" style:parent-style-name="Heading_20_1" style:master-page-name="First_20_Page">
      <style:paragraph-properties style:page-number="auto"/>
    </style:style>
    <style:style style:name="P9" style:family="paragraph" style:parent-style-name="Standard">
      <style:paragraph-properties fo:text-align="start" style:justify-single-word="false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size="8pt" style:font-size-asian="8pt" style:font-size-complex="8pt"/>
    </style:style>
    <style:style style:name="T5" style:family="text">
      <style:text-properties fo:color="#00008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660e7a" fo:font-size="8pt" fo:font-weight="bold" style:font-size-asian="8pt" style:font-weight-asian="bold" style:font-size-complex="8pt" style:font-weight-complex="bold"/>
    </style:style>
    <style:style style:name="T8" style:family="text">
      <style:text-properties fo:color="#ff0000" fo:font-size="8pt" style:font-size-asian="8pt" style:font-size-complex="8pt"/>
    </style:style>
    <style:style style:name="T9" style:family="text">
      <style:text-properties fo:color="#444444" style:font-name="Consolas" fo:background-color="#f0f0f0" loext:char-shading-value="0" style:font-name-asian="Calibri1"/>
    </style:style>
    <style:style style:name="T10" style:family="text">
      <style:text-properties fo:color="#0091ea" style:font-name="Arial" fo:font-size="11.5pt" style:font-size-asian="11.5pt" style:font-name-complex="Arial1" style:font-size-complex="11.5pt"/>
    </style:style>
    <style:style style:name="T11" style:family="text">
      <style:text-properties officeooo:rsid="001a430a"/>
    </style:style>
    <style:style style:name="T12" style:family="text">
      <style:text-properties style:text-underline-style="none"/>
    </style:style>
    <style:style style:name="T13" style:family="text">
      <style:text-properties officeooo:rsid="001b9ac8"/>
    </style:style>
    <style:style style:name="T14" style:family="text">
      <style:text-properties officeooo:rsid="001cf741"/>
    </style:style>
    <style:style style:name="T15" style:family="text">
      <style:text-properties officeooo:rsid="001d78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JSON</text:h>
      <text:h text:style-name="Heading_20_1" text:outline-level="1">Android Estudio V3.0.17/Flutter</text:h>
      <text:p text:style-name="Standard"/>
      <text:p text:style-name="Standard">Objetivo:Comunicación con el servidor</text:p>
      <text:p text:style-name="Standard"/>
      <text:p text:style-name="Standard">F.Creación: 3-5-2018</text:p>
      <text:p text:style-name="Standard"/>
      <text:p text:style-name="P1">Programa:</text:p>
      <text:p text:style-name="P1"/>
      <text:p text:style-name="P1">Fuente:<text:a xlink:type="simple" xlink:href="https://flutter.io/json/" text:style-name="ListLabel_20_1" text:visited-style-name="ListLabel_20_1"><text:span text:style-name="Internet_20_link">Json</text:span></text:a></text:p>
      <text:p text:style-name="P1"><text:span text:style-name="Internet_20_link"><text:span text:style-name="T12"><text:tab/></text:span></text:span><text:a xlink:type="simple" xlink:href="https://aloisdeniel.github.io//flutter-json-serialization/" text:style-name="Internet_20_link" text:visited-style-name="Visited_20_Internet_20_Link"><text:span text:style-name="Internet_20_link"><text:span text:style-name="T11">Parece importante</text:span></text:span></text:a></text:p>
      <text:p text:style-name="P1"><text:tab/><text:a xlink:type="simple" xlink:href="https://medium.com/flutter-community/parsing-complex-json-in-flutter-747c46655f51" text:style-name="Internet_20_link" text:visited-style-name="Visited_20_Internet_20_Link"><text:span text:style-name="T13">Explicación</text:span></text:a><text:tab/><text:a xlink:type="simple" xlink:href="https://github.com/PoojaB26/ParsingJSON-Flutter" text:style-name="Internet_20_link" text:visited-style-name="Visited_20_Internet_20_Link"><text:span text:style-name="T14">Código</text:span></text:a></text:p>
      <text:p text:style-name="P1"><text:tab/><text:a xlink:type="simple" xlink:href="https://jsonformatter.org/" text:style-name="Internet_20_link" text:visited-style-name="Visited_20_Internet_20_Link"><text:span text:style-name="T15">Formateador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6" text:outline-level="2"><text:a xlink:type="simple" xlink:href="https://mindicador.cl/" text:style-name="Internet_20_link" text:visited-style-name="Visited_20_Internet_20_Link">https://mindicador.cl/</text:a></text:h>
      <text:p text:style-name="P3">Entrega valores de uf,dolar etc</text:p>
      <text:h text:style-name="P7" text:outline-level="2">https://api.github.com/orgs/raywenderlich/members</text:h>
      <text:h text:style-name="Heading_20_2" text:outline-level="2"/>
      <text:p text:style-name="P5">[</text:p>
      <text:p text:style-name="P5"><text:s text:c="2"/>{</text:p>
      <text:p text:style-name="P5"><text:s text:c="4"/>"login": "0xTim",</text:p>
      <text:p text:style-name="P5"><text:s text:c="4"/>"id": 9938337,</text:p>
      <text:p text:style-name="P5"><text:s text:c="4"/>"avatar_url": "https://avatars3.githubusercontent.com/u/9938337?v=4",</text:p>
      <text:p text:style-name="P5"><text:s text:c="4"/>"gravatar_id": "",</text:p>
      <text:p text:style-name="P5"><text:s text:c="4"/>"url": "https://api.github.com/users/0xTim",</text:p>
      <text:p text:style-name="P5"><text:s text:c="4"/>"html_url": "https://github.com/0xTim",</text:p>
      <text:p text:style-name="P5"><text:s text:c="4"/>"followers_url": "https://api.github.com/users/0xTim/followers",</text:p>
      <text:p text:style-name="P5"><text:s text:c="4"/>"following_url": "https://api.github.com/users/0xTim/following{/other_user}",</text:p>
      <text:p text:style-name="P5"><text:s text:c="4"/>"gists_url": "https://api.github.com/users/0xTim/gists{/gist_id}",</text:p>
      <text:p text:style-name="P5"><text:s text:c="4"/>"starred_url": "https://api.github.com/users/0xTim/starred{/owner}{/repo}",</text:p>
      <text:p text:style-name="P5"><text:s text:c="4"/>"subscriptions_url": "https://api.github.com/users/0xTim/subscriptions",</text:p>
      <text:p text:style-name="P5"><text:s text:c="4"/>"organizations_url": "https://api.github.com/users/0xTim/orgs",</text:p>
      <text:p text:style-name="P5"><text:s text:c="4"/>"repos_url": "https://api.github.com/users/0xTim/repos",</text:p>
      <text:p text:style-name="P5"><text:s text:c="4"/>"events_url": "https://api.github.com/users/0xTim/events{/privacy}",</text:p>
      <text:p text:style-name="P5"><text:s text:c="4"/>"received_events_url": "https://api.github.com/users/0xTim/received_events",</text:p>
      <text:p text:style-name="P5"><text:s text:c="4"/>"type": "User",</text:p>
      <text:p text:style-name="P5"><text:s text:c="4"/>"site_admin": false</text:p>
      <text:p text:style-name="P5"><text:s text:c="2"/>},</text:p>
      <text:p text:style-name="P5"><text:s text:c="2"/>{ etc…</text:p>
      <text:p text:style-name="Standard"/>
      <text:p text:style-name="Standard">Para recuperar los datos</text:p>
      <text:p text:style-name="P4"><text:span text:style-name="T4"><text:s text:c="2"/>_loadData() </text:span><text:span text:style-name="T5">async </text:span><text:span text:style-name="T4">{<text:line-break/> <text:s text:c="3"/>String dataURL = </text:span><text:span text:style-name="T6">"https://api.github.com/orgs/raywenderlich/members"</text:span><text:span text:style-name="T4">;<text:line-break/> <text:s text:c="3"/>http.Response response = </text:span><text:span text:style-name="T5">await </text:span><text:span text:style-name="T4">http.get(dataURL);<text:line-break/> <text:s text:c="3"/>setState(() {<text:line-break/> <text:s text:c="5"/></text:span><text:span text:style-name="T5">final </text:span><text:span text:style-name="T4">membersJSON = JSON.decode(response.</text:span><text:span text:style-name="T7">body</text:span><text:span text:style-name="T4">); </text:span><text:span text:style-name="T8">(deprecate)</text:span><text:span text:style-name="T4"><text:line-break/><text:line-break/> <text:s text:c="5"/></text:span><text:span text:style-name="T5">for </text:span><text:span text:style-name="T4">(</text:span><text:span text:style-name="T5">var </text:span><text:span text:style-name="T4">memberJSON </text:span><text:span text:style-name="T5">in </text:span><text:span text:style-name="T4">membersJSON) {<text:line-break/> <text:s text:c="7"/></text:span><text:span text:style-name="T5">final </text:span><text:span text:style-name="T4">member = </text:span><text:span text:style-name="T5">new </text:span><text:span text:style-name="T4">Member(memberJSON[</text:span><text:span text:style-name="T6">"login"</text:span><text:span text:style-name="T4">], memberJSON[</text:span><text:span text:style-name="T6">"avatar_url"</text:span><text:span text:style-name="T4">]);<text:line-break/> <text:s text:c="7"/></text:span><text:span text:style-name="T7">_members</text:span><text:span text:style-name="T4">.add(member);<text:line-break/> <text:s text:c="5"/>}<text:line-break/> <text:s text:c="3"/>});<text:line-break/> <text:s/>}<text:line-break/>}</text:span></text:p>
      <text:p text:style-name="P2"/>
      <text:h text:style-name="Heading_20_2" text:outline-level="2">Serialización</text:h>
      <text:p text:style-name="Standard">Trasmitir un clone de lo que se desea en formato binario</text:p>
      <text:h text:style-name="Heading_20_2" text:outline-level="2">Use manual serialization for smaller projects</text:h>
      <text:p text:style-name="Standard">Manual JSON serialization se refiere a usar el decodificador en <text:span text:style-name="HTML_20_Code"><text:span text:style-name="T9">dart:convert</text:span></text:span>. Lo que involucra pasar el string de datos sin procesar al métodp json.decode y luego mirar el valor que tu necesitas en el <text:span text:style-name="HTML_20_Code"><text:span text:style-name="T9">Map&lt;String, dynamic&gt;</text:span></text:span> el método de retorno. Este no tiene dependecias externas de setup de procesos particulares. Y es una buena idea para una prueba rápida de conceptos.Los tipos son capturados en tiempo de ejecución.</text:p>
      <text:p text:style-name="Standard"/>
      <text:h text:style-name="Heading_20_2" text:outline-level="2">Use code generation for medium to large projects</text:h>
      <text:p text:style-name="Standard"/>
      <text:p text:style-name="Standard"><text:soft-page-break/></text:p>
      <text:p text:style-name="Standard">La serialización JSON tiene una librería externa con generación de código para lo repetitivo.Involucra un setup inicial.y un archivo vigilante que genera el código desde tu módelo de clases.Por ejemplo, <text:a xlink:type="simple" xlink:href="https://pub.dartlang.org/packages/json_serializable" text:style-name="ListLabel_20_2" text:visited-style-name="ListLabel_20_2"><text:span text:style-name="Internet_20_link"><text:span text:style-name="T10">json_serializable</text:span></text:span></text:a> and <text:a xlink:type="simple" xlink:href="https://pub.dartlang.org/packages/built_value" text:style-name="ListLabel_20_2" text:visited-style-name="ListLabel_20_2"><text:span text:style-name="Internet_20_link"><text:span text:style-name="T10">built_value</text:span></text:span></text:a> son de este tipo de librerias</text:p>
      <text:p text:style-name="Standard">Esta aproximación esta bien para grandes proyectos, no hay código repetitivo escrito necesario, y los tipos son capturados en la compilac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1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CL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>
      <style:text-properties fo:color="#0091ea" style:font-name="Arial" fo:font-family="Arial" style:font-family-generic="roman" style:font-pitch="variable" fo:font-size="11.5pt" style:font-size-asian="11.5pt" style:font-name-complex="Arial1" style:font-family-complex="Arial" style:font-family-generic-complex="system" style:font-pitch-complex="variable" style:font-size-complex="11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3</text:page-number></text:span><text:span text:style-name="MT2"><text:s/>de </text:span><text:span text:style-name="MT3"><text:page-count style:num-format="1">3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7</meta:editing-cycles>
    <meta:creation-date>2018-03-07T12:45:00</meta:creation-date>
    <dc:date>2018-07-24T11:58:59.578000000</dc:date>
    <meta:editing-duration>PT5H48M15S</meta:editing-duration>
    <meta:generator>LibreOffice/6.0.4.2$Windows_X86_64 LibreOffice_project/9b0d9b32d5dcda91d2f1a96dc04c645c450872bf</meta:generator>
    <meta:document-statistic meta:table-count="0" meta:image-count="0" meta:object-count="0" meta:page-count="3" meta:paragraph-count="43" meta:word-count="263" meta:character-count="2658" meta:non-whitespace-character-count="23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